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b2aa" officeooo:paragraph-rsid="000ab2a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ab2aa" officeooo:paragraph-rsid="000ab2a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c1955"/>
    </style:style>
    <style:style style:name="P4" style:family="paragraph" style:parent-style-name="Standard">
      <style:paragraph-properties fo:text-align="start" style:justify-single-word="false"/>
      <style:text-properties officeooo:paragraph-rsid="000d1f3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c1955" style:font-size-asian="13pt" style:font-size-complex="13pt"/>
    </style:style>
    <style:style style:name="T3" style:family="text">
      <style:text-properties fo:font-size="13pt" officeooo:rsid="000d1f39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0c1955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0d1f39" style:font-size-asian="13pt" style:font-weight-asian="normal" style:font-size-complex="13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0d1f39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: Sling</text:p>
      <text:p text:style-name="P1"/>
      <text:p text:style-name="P2"><text:span text:style-name="Strong_20_Emphasis"><text:span text:style-name="T1">Q-1 - Taking up a list of potential scripts for a request to a resource whose sling:resource type is example/sample and the request selectors are "print.a4" and the request extension is "html". What would be the order in which these scripts would be called 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4"><text:tab/></text:span></text:span><text:span text:style-name="Strong_20_Emphasis"><text:span text:style-name="T7">The Order in which these scripts would be called: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6">7</text:span></text:span><text:span text:style-name="Strong_20_Emphasis"><text:span text:style-name="T5">)print/a4.html.jsp 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6">6</text:span></text:span><text:span text:style-name="Strong_20_Emphasis"><text:span text:style-name="T5">)print/a4/html.jsp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6">5</text:span></text:span><text:span text:style-name="Strong_20_Emphasis"><text:span text:style-name="T5">)print/a4.jsp</text:span></text:span></text:p>
      <text:p text:style-name="P3"><text:span text:style-name="Strong_20_Emphasis"><text:span text:style-name="T5"/></text:span></text:p>
      <text:p text:style-name="P4"><text:span text:style-name="Strong_20_Emphasis"><text:span text:style-name="T6">4)print.html.jsp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3)print.jsp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2)html.jsp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1)sample.jsp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0)GET.js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0:18:38.296607883</meta:creation-date>
    <dc:date>2020-03-06T21:29:04.058716983</dc:date>
    <meta:editing-duration>PT9M54S</meta:editing-duration>
    <meta:editing-cycles>1</meta:editing-cycles>
    <meta:document-statistic meta:table-count="0" meta:image-count="0" meta:object-count="0" meta:page-count="1" meta:paragraph-count="11" meta:word-count="65" meta:character-count="435" meta:non-whitespace-character-count="379"/>
    <meta:generator>LibreOffice/6.0.7.3$Linux_X86_64 LibreOffice_project/00m0$Build-3</meta:generator>
  </office:meta>
</office:document-meta>
</file>